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WebSocketSessionTests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ttyWebSocketSessionTests.getPrincipal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ttyWebSocketSessionTests.getPrincipalFromNativ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ttyWebSocketSessionTests.getPrincipalWithConstructor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